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Normal">
      <style:paragraph-properties fo:margin-left="-0.009cm" fo:margin-right="0cm" fo:text-indent="0cm" style:auto-text-indent="false">
        <style:tab-stops/>
      </style:paragraph-properties>
      <style:text-properties officeooo:paragraph-rsid="0015a3d3"/>
    </style:style>
    <style:style style:name="P2" style:family="paragraph" style:parent-style-name="Standard">
      <style:text-properties officeooo:paragraph-rsid="0015a3d3"/>
    </style:style>
    <style:style style:name="P3" style:family="paragraph" style:parent-style-name="Subtitle">
      <style:text-properties officeooo:paragraph-rsid="0015a3d3"/>
    </style:style>
    <style:style style:name="P4" style:family="paragraph" style:parent-style-name="Text_20_body">
      <style:text-properties officeooo:paragraph-rsid="0015a3d3"/>
    </style:style>
    <style:style style:name="P5" style:family="paragraph" style:parent-style-name="Title" style:master-page-name="MP0">
      <style:paragraph-properties style:page-number="auto" fo:break-before="page"/>
      <style:text-properties officeooo:paragraph-rsid="0015a3d3"/>
    </style:style>
    <style:style style:name="P6" style:family="paragraph" style:parent-style-name="Header">
      <style:text-properties officeooo:rsid="0019725a" officeooo:paragraph-rsid="0019725a"/>
    </style:style>
    <style:style style:name="P7" style:family="paragraph" style:parent-style-name="Header">
      <style:paragraph-properties fo:text-align="end" style:justify-single-word="false"/>
      <style:text-properties officeooo:rsid="0019725a" officeooo:paragraph-rsid="0019725a"/>
    </style:style>
    <style:style style:name="P8" style:family="paragraph" style:parent-style-name="Header">
      <style:paragraph-properties fo:text-align="end" style:justify-single-word="false"/>
      <style:text-properties officeooo:rsid="0019725a" officeooo:paragraph-rsid="001b557a"/>
    </style:style>
    <style:style style:name="P9" style:family="paragraph" style:parent-style-name="Heading_20_1">
      <style:paragraph-properties fo:margin-left="-0.009cm" fo:margin-right="0cm" fo:text-indent="0cm" style:auto-text-indent="false">
        <style:tab-stops/>
      </style:paragraph-properties>
      <style:text-properties officeooo:paragraph-rsid="0015a3d3"/>
    </style:style>
    <style:style style:name="P10" style:family="paragraph" style:parent-style-name="Heading_20_2">
      <style:text-properties officeooo:paragraph-rsid="0015a3d3"/>
    </style:style>
    <style:style style:name="P11" style:family="paragraph" style:parent-style-name="Heading_20_3">
      <style:text-properties officeooo:paragraph-rsid="0015a3d3"/>
    </style:style>
    <style:style style:name="P12" style:family="paragraph" style:parent-style-name="Heading_20_4">
      <style:text-properties officeooo:paragraph-rsid="0015a3d3"/>
    </style:style>
    <style:style style:name="P13" style:family="paragraph" style:parent-style-name="Standard" style:list-style-name="L5">
      <style:text-properties officeooo:paragraph-rsid="0015a3d3"/>
    </style:style>
    <style:style style:name="P14" style:family="paragraph" style:parent-style-name="Standard" style:list-style-name="L5">
      <style:text-properties officeooo:paragraph-rsid="0019725a"/>
    </style:style>
    <style:style style:name="P15" style:family="paragraph" style:parent-style-name="Text_20_body" style:list-style-name="L1">
      <style:text-properties officeooo:paragraph-rsid="0015a3d3"/>
    </style:style>
    <style:style style:name="P16" style:family="paragraph" style:parent-style-name="Text_20_body" style:list-style-name="L2">
      <style:text-properties officeooo:paragraph-rsid="0015a3d3"/>
    </style:style>
    <style:style style:name="P17" style:family="paragraph" style:parent-style-name="Text_20_body" style:list-style-name="L4">
      <style:text-properties officeooo:paragraph-rsid="0015a3d3"/>
    </style:style>
    <style:style style:name="P18" style:family="paragraph" style:parent-style-name="Text_20_body">
      <style:paragraph-properties fo:text-align="justify" style:justify-single-word="false"/>
      <style:text-properties officeooo:paragraph-rsid="0015a3d3"/>
    </style:style>
    <style:style style:name="P19" style:family="paragraph" style:parent-style-name="Text_20_body">
      <style:text-properties officeooo:paragraph-rsid="0015a3d3"/>
    </style:style>
    <style:style style:name="P20" style:family="paragraph" style:parent-style-name="Text_20_body">
      <style:paragraph-properties fo:break-before="page"/>
      <style:text-properties officeooo:paragraph-rsid="0015a3d3"/>
    </style:style>
    <style:style style:name="P21" style:family="paragraph" style:parent-style-name="Text_20_body" style:list-style-name="L3">
      <style:paragraph-properties fo:text-align="start" style:justify-single-word="false"/>
      <style:text-properties officeooo:paragraph-rsid="0015a3d3"/>
    </style:style>
    <style:style style:name="T1" style:family="text">
      <style:text-properties officeooo:rsid="001393e1"/>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officeooo:rsid="0010f6ed"/>
    </style:style>
    <style:style style:name="T5" style:family="text">
      <style:text-properties officeooo:rsid="00179674"/>
    </style:style>
    <style:style style:name="T6" style:family="text">
      <style:text-properties officeooo:rsid="00110038"/>
    </style:style>
    <style:style style:name="T7" style:family="text">
      <style:text-properties fo:color="#0000ee" loext:opacity="100%"/>
    </style:style>
    <style:style style:name="T8" style:family="text">
      <style:text-properties fo:color="#0000ee" loext:opacity="100%" officeooo:rsid="0019725a"/>
    </style:style>
    <style:style style:name="T9" style:family="text">
      <style:text-properties officeooo:rsid="000fd057"/>
    </style:style>
    <style:style style:name="T10" style:family="text">
      <style:text-properties officeooo:rsid="0019725a"/>
    </style:style>
    <style:style style:name="T11" style:family="text">
      <style:text-properties officeooo:rsid="001c61e1"/>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0.84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286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556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4.826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096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366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636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9.90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1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037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2.251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521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4.791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6.061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7.331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601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9.871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1.14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loext:num-list-format="%1%." style:num-suffix="." style:num-format="1">
        <style:list-level-properties text:list-level-position-and-space-mode="label-alignment">
          <style:list-level-label-alignment text:label-followed-by="listtab" fo:margin-left="0.847cm"/>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2.286cm"/>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3.556cm"/>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4.826cm"/>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6.096cm"/>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7.366cm"/>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8.636cm"/>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9.906cm"/>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11.1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loext:num-list-format="%1%." style:num-suffix="." style:num-format="1">
        <style:list-level-properties text:list-level-position-and-space-mode="label-alignment">
          <style:list-level-label-alignment text:label-followed-by="listtab" fo:margin-left="0.847cm"/>
        </style:list-level-properties>
      </text:list-level-style-number>
      <text:list-level-style-number text:level="2" text:style-name="WW_5f_CharLFO4LVL2" loext:num-list-format="%2%" style:num-format="a" style:num-letter-sync="true">
        <style:list-level-properties text:list-level-position-and-space-mode="label-alignment">
          <style:list-level-label-alignment text:label-followed-by="listtab" fo:margin-left="2.286cm"/>
        </style:list-level-properties>
      </text:list-level-style-number>
      <text:list-level-style-number text:level="3" text:style-name="WW_5f_CharLFO4LVL3" loext:num-list-format="%3%" style:num-format="i">
        <style:list-level-properties text:list-level-position-and-space-mode="label-alignment">
          <style:list-level-label-alignment text:label-followed-by="listtab" fo:margin-left="3.556cm"/>
        </style:list-level-properties>
      </text:list-level-style-number>
      <text:list-level-style-number text:level="4" text:style-name="WW_5f_CharLFO4LVL4" loext:num-list-format="%4%" style:num-format="1">
        <style:list-level-properties text:list-level-position-and-space-mode="label-alignment">
          <style:list-level-label-alignment text:label-followed-by="listtab" fo:margin-left="4.826cm"/>
        </style:list-level-properties>
      </text:list-level-style-number>
      <text:list-level-style-number text:level="5" text:style-name="WW_5f_CharLFO4LVL5" loext:num-list-format="%5%" style:num-format="a" style:num-letter-sync="true">
        <style:list-level-properties text:list-level-position-and-space-mode="label-alignment">
          <style:list-level-label-alignment text:label-followed-by="listtab" fo:margin-left="6.096cm"/>
        </style:list-level-properties>
      </text:list-level-style-number>
      <text:list-level-style-number text:level="6" text:style-name="WW_5f_CharLFO4LVL6" loext:num-list-format="%6%" style:num-format="i">
        <style:list-level-properties text:list-level-position-and-space-mode="label-alignment">
          <style:list-level-label-alignment text:label-followed-by="listtab" fo:margin-left="7.366cm"/>
        </style:list-level-properties>
      </text:list-level-style-number>
      <text:list-level-style-number text:level="7" text:style-name="WW_5f_CharLFO4LVL7" loext:num-list-format="%7%" style:num-format="1">
        <style:list-level-properties text:list-level-position-and-space-mode="label-alignment">
          <style:list-level-label-alignment text:label-followed-by="listtab" fo:margin-left="8.636cm"/>
        </style:list-level-properties>
      </text:list-level-style-number>
      <text:list-level-style-number text:level="8" text:style-name="WW_5f_CharLFO4LVL8" loext:num-list-format="%8%" style:num-format="a" style:num-letter-sync="true">
        <style:list-level-properties text:list-level-position-and-space-mode="label-alignment">
          <style:list-level-label-alignment text:label-followed-by="listtab" fo:margin-left="9.906cm"/>
        </style:list-level-properties>
      </text:list-level-style-number>
      <text:list-level-style-number text:level="9" text:style-name="WW_5f_CharLFO4LVL9" loext:num-list-format="%9%" style:num-format="i">
        <style:list-level-properties text:list-level-position-and-space-mode="label-alignment">
          <style:list-level-label-alignment text:label-followed-by="listtab" fo:margin-left="11.1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formativa sul trattamento dei dati personali Condominio</text:p>
      <text:p text:style-name="P3"><text:span text:style-name="T1">{indirizzo_condominio}<text:tab/>- {cap_condominio}</text:span> - {localita_condominio}</text:p>
      <text:p text:style-name="P3">({provincia_condominio})</text:p>
      <text:p text:style-name="P3">C.F.: {cf_condominio} </text:p>
      <text:h text:style-name="P12" text:outline-level="4">Amministratore </text:h>
      <text:p text:style-name="Standard"><text:span text:style-name="T9"><text:tab/></text:span>{amministratore}</text:p>
      <text:h text:style-name="P12" text:outline-level="4">Responsabile trattamento dati</text:h>
      <text:p text:style-name="Standard"><text:tab/>{responsabile_privacy_studio}</text:p>
      <text:h text:style-name="P10" text:outline-level="2">Informativa ai sensi dell'Art.13 Decreto Legislativo 30 Giugno 2003, N. 196 e dell'art. 13 del regolamento Europeo 2016/679 del 27/04/2016 Codice in materia di protezione dei dati personali</text:h>
      <text:p text:style-name="P1"/>
      <text:p text:style-name="P2"><text:span text:style-name="Default_20_Paragraph_20_Font"><text:span text:style-name="T3">Egregi Fornitori e Condomini</text:span></text:span></text:p>
      <text:p text:style-name="P18">La scrivente, in qualità <text:s/>di Titolare del trattamento, informa, ai sensi dell'art n. 13 del Decreto Legislativo 196/2003 del 30/06/2003 (in seguito Codice Privacy) e dell'art. 13 del regolamento Europeo 2016/679 del 27/04/2016 (in seguito RGPD), che i dati personali acquisiti saranno trattati nelle modalità <text:s/>e per le seguenti finalità <text:s/>in via cartacea e con supporto di mezzi informatici o telematici. il Titolare del Trattamento e il condominio, sopra citati,garantiscono che il trattamento dei dati personali si svolga nel rispetto dei diritti e delle libertà fondamentali, nonché della dignità <text:s/>dell'interessato, con particolare riferimento alla riservatezza, all'identità <text:s/>personale e al diritto alla protezione dei datipersonali.</text:p>
      <text:h text:style-name="P10" text:outline-level="2">OGGETTO E FINALITA' DEL TRATTAMENTO</text:h>
      <text:p text:style-name="P18">Ai sensi dell'art.6 lettera b) del RGPD, i dati personali identificativi raccolti in occasione di rapporti commerciali finalizzati alla conclusione di accordi contrattuali, per soddisfare gli obblighi previsti dalle norme di legge, dai regolamenti, dalla normativa comunitaria, da norme civilistiche e fiscali, esecuzione di prestazioni contrattuali, regolamento condominiale acquisiti nell'ambito della nostra attività , raccolti con l'esclusiva finalità <text:s/>di svolgere la nostra attività <text:s/>professionale di Gestione e Amministrazione Condominiale nei Suoi confronti e nel rispetto delle disposizioni legislative e <text:soft-page-break/>contrattuali vigenti, verranno trattati in conformità <text:s/>a quanto disposto dalla normativa sopra richiamata. In particolare si elencano di seguito le principali finalità <text:s/>del trattamento:</text:p>
      <text:list xml:id="list2482688788" text:style-name="L1">
        <text:list-item>
          <text:p text:style-name="P15">Gestire le attività <text:s/>assembleari, compreso il libro verbale delle assemblee;</text:p>
        </text:list-item>
        <text:list-item>
          <text:p text:style-name="P15">Gestire i costi e gli incassi condominiali;</text:p>
        </text:list-item>
        <text:list-item>
          <text:p text:style-name="P15">Gestire la manutenzione degli immobili e dei terreni;</text:p>
        </text:list-item>
        <text:list-item>
          <text:p text:style-name="P15">Dirimere i rapporti intercondominiali;</text:p>
        </text:list-item>
        <text:list-item>
          <text:p text:style-name="P15">Gestire l'uso degli spazi comuni;</text:p>
        </text:list-item>
        <text:list-item>
          <text:p text:style-name="P15">IMU e tutti gli altri adempimenti fiscali previsti dalle norme.</text:p>
        </text:list-item>
      </text:list>
      <text:h text:style-name="P11" text:outline-level="3">Nell'ambito di tali scopi vengono trattate le seguenti tipologie di informazione:</text:h>
      <text:list xml:id="list3897739183" text:style-name="L2">
        <text:list-item>
          <text:p text:style-name="P16">Recapiti fiscali dei condomini;</text:p>
        </text:list-item>
        <text:list-item>
          <text:p text:style-name="P16">Recapiti fiscali dei fornitori di beni e servizi;</text:p>
        </text:list-item>
        <text:list-item>
          <text:p text:style-name="P16">Informazioni economiche e fisiche relative ai beni / servizi offerti dai fornitori;</text:p>
        </text:list-item>
        <text:list-item>
          <text:p text:style-name="P16">Informazioni relative ai lavori di manutenzione ed agli esecutori;</text:p>
        </text:list-item>
        <text:list-item>
          <text:p text:style-name="P16">Coordinate bancarie relative ai fornitori per semplificare il pagamento delle competenze;</text:p>
        </text:list-item>
        <text:list-item>
          <text:p text:style-name="P16">Informazioni relative ad adempimenti fiscali da fornire ai condomini;</text:p>
        </text:list-item>
        <text:list-item>
          <text:p text:style-name="P16">Informazioni relative alla proprietà <text:s/>in ogni forma, comprese le immagini;</text:p>
        </text:list-item>
        <text:list-item>
          <text:p text:style-name="P16">Informazioni relative alla composizione dei nuclei familiari;</text:p>
        </text:list-item>
        <text:list-item>
          <text:p text:style-name="P16">Informazioni relative a specifiche esigenze abitative derivanti anche da bisogni sanitari;</text:p>
        </text:list-item>
        <text:list-item>
          <text:p text:style-name="P16">Libretto Centrale Termica;</text:p>
        </text:list-item>
        <text:list-item>
          <text:p text:style-name="P16">Qualsiasi altro dato indispensabile allo svolgimento dell'attività <text:s/>di Gestione e Amministrazione Condominiale.</text:p>
        </text:list-item>
      </text:list>
      <text:p text:style-name="P4">Su richiesta degli interessati i dati possono essere comunicati ad organismi, enti, fornitori di servizi e strumenti necessari alle attività abitative, quali ad esempio: idraulici, installatori, periti, ma anche strutture di assistenza sociale.</text:p>
      <text:p text:style-name="P20"/>
      <text:h text:style-name="P10" text:outline-level="2">MODALITA' DEL TRATTAMENTO E TEMPI DI CONSERVAZIONE DEI DATI</text:h>
      <text:p text:style-name="P4">I Suoi dati personali saranno inseriti nelle nostre banche dati e saranno trattati soltanto da personale autorizzato ovvero dagli Incaricati al trattamento nominati dal Titolare i quali operano in conformità <text:s/>e nei limiti stabiliti dalla legge.</text:p>
      <text:p text:style-name="P4">I Suoi dati personali potranno essere trattati sia con supporti cartacei, quindi custoditi in appositi archivi protetti ed accessibili solo al personale addetto, che con strumenti informatici, quindi apparecchiature informatiche protette ed accessibili solo a personale autorizzato, nel pieno rispetto delle norme di sicurezza previste dalla normativa vigente in materiale di protezione dei dati al fine di prevenire la perdita dei dati stessi, usi illeciti o non corretti ed accessi non autorizzati.</text:p>
      <text:p text:style-name="P4">I Suoi dati personali sono conservati su sistemi informatici o cartacei ubicato presso il Titolare. Il Titolare tratterà <text:s/>i Suoi dati personali per il tempo necessario per adempiere alle finalità <text:s/>di cui sopra, non oltre la durata del contratto di amministrazione del condominio, salvo rinnovo dello stesso e comunque non oltre 10 anni dalla cessazione del rapporto.</text:p>
      <text:h text:style-name="P10" text:outline-level="2">NATURA DEL CONFERIMENTO DEI DATI E CONSEGUENZE IN CASO DI RIFIUTO</text:h>
      <text:p text:style-name="P4">Il conferimento dei dati, per le finalità <text:s/>sopra indicate, é obbligatoria, quindi l'eventuale rifiuto o l'errata comunicazione avrà <text:s/>le seguenti conseguenze:</text:p>
      <text:list xml:id="list1530761288" text:style-name="L3">
        <text:list-item>
          <text:p text:style-name="P21">l'impossibilità <text:s/>di intraprendere un rapporto di collaborazione</text:p>
        </text:list-item>
        <text:list-item>
          <text:p text:style-name="P21">l'impossibilità <text:s/>di adempiere a specifici obblighi/compiti previsti dalla legge, dai regolamenti, dalla normativa comunitaria, dalla normativa in materia di "anticorruzione e trasparenza", in materia di igiene e sicurezza sul lavoro, in materia fiscale, in materia di ordine e sicurezza e, pià¹ in generale, l'impossibilità <text:s/>di adempiere agli obblighi di legge in riferimento all'instaurazione, gestione e prosecuzione del rapporto contrattuale</text:p>
        </text:list-item>
        <text:list-item>
          <text:p text:style-name="P21">l'impossibilità <text:s/>di adempiere agli obblighi previsti dalla legge ai fini della tenuta della contabilità <text:s/>aziendale</text:p>
        </text:list-item>
      </text:list>
      <text:h text:style-name="P10" text:outline-level="2">COMUNICAZIONE, DIFFUSIONE E PROCESSI DECISIONALI AUTOMATIZZATI</text:h>
      <text:p text:style-name="P4">I Suoi dati potranno essere resi accessibili per le finalità <text:s/>sopra elencate a</text:p>
      <text:list xml:id="list2673983306" text:style-name="L4">
        <text:list-item>
          <text:p text:style-name="P17">dipendenti e collaboratori del Titolare nella loro qualità <text:s/>di incaricati e/o responsabili interni del trattamento e/o amministratori di sistema</text:p>
        </text:list-item>
        <text:list-item>
          <text:p text:style-name="P17">società <text:s/>terze o altri soggetti (istituti di credito, studi professionali -commercialista- ,consulenti,società <text:s/>di assicurazioni per la prestazione dei servizi assicurativi, <text:soft-page-break/>ecc...) che svolgono attività <text:s/>in outsourcing per conto del Titolare, nelle loro qualità <text:s/>di responsabili esterni del trattamento</text:p>
        </text:list-item>
        <text:list-item>
          <text:p text:style-name="P17">Organismi di vigilanza, Autorità <text:s/>giudiziarie, nonchà© a quei soggetti ai quali la comunicazione sia obbligatoria per legge. Detti soggetti tratteranno i dati nella loro qualità <text:s/>di autonomi titolari del trattamento.</text:p>
        </text:list-item>
      </text:list>
      <text:p text:style-name="P4">I Suoi dati non saranno diffusi e non saranno trasferiti in paesi terzi o ad organizzazioni internazionali. I Suoi dati non sono oggetto di profilazione in quanto il Titolare non effettua trattamenti che consistano in processi decisionali automatizzati.</text:p>
      <text:h text:style-name="P11" text:outline-level="3">DIRITTO DELL'INTERESSATO</text:h>
      <text:p text:style-name="P2">Nella sua qualità <text:s/>di interessato, ai sensi dell'art 7 Codice Privacy e art n. 15 RGPD, ha diritto di:</text:p>
      <text:list xml:id="list2647249988" text:style-name="L5">
        <text:list-item>
          <text:p text:style-name="P13">Ottenere conferma dell'esistenza o meno dei Suoi dati personali che La riguardano, anche se non ancora registrati,e la loro comunicazione in forma intelligibile</text:p>
        </text:list-item>
        <text:list-item>
          <text:p text:style-name="P14"><text:span text:style-name="T3">Ottenere indicazione</text:span>:</text:p>
          <text:list>
            <text:list-item>
              <text:p text:style-name="P14">a) dell'origine del dati personali;</text:p>
            </text:list-item>
            <text:list-item>
              <text:p text:style-name="P14">b) della finalità <text:s/>e modalità <text:s/>del trattamento; </text:p>
            </text:list-item>
            <text:list-item>
              <text:p text:style-name="P14">c) della logica applicata in caso di trattamento effettuato con l'impiego di strumenti elettronici: </text:p>
            </text:list-item>
            <text:list-item>
              <text:p text:style-name="P14">d) degli estremi identificativi del Titolare, dei Responsabili e del Rappresentante designato ai sensi dell'art 5 Codice Privacy e art.3 RGPD; e) dei soggetti o delle categorie di soggetti a cui i dati personali possono essere comunicati o che possono venirne a conoscenza in qualità <text:s/>di Rappresentante designato del territorio dello Stato, di responsabili o incaricati</text:p>
            </text:list-item>
          </text:list>
        </text:list-item>
        <text:list-item>
          <text:p text:style-name="P13"><text:span text:style-name="T3">Ottenere</text:span>: </text:p>
          <text:list>
            <text:list-item>
              <text:p text:style-name="P13">l'aggiornamento, la rettifica ovvero quando vi ha interesse, l'integrazione dei dati; </text:p>
            </text:list-item>
            <text:list-item>
              <text:p text:style-name="P13">la cancellazione, la trasformazione in forma anonima o il blocco dei dati trattati in violazione di legge, compresi quelli di cui <text:span text:style-name="T4">sia</text:span> necessaria la conservazione in relazione agli scopi per i quali i dati sono raccolti o successivamente trattati; </text:p>
            </text:list-item>
            <text:list-item>
              <text:p text:style-name="P13">l'attestazione che operazioni di cui alle lettere a) e b) sono state portate a conoscenza, anche per quanto riguarda il loro contenuto, di coloro a cui i dati sono stati comunicati o diffusi, eccettuato il caso in cui tale adempimento si rivela impossibile o comporta un impiego di mezzi manifestamente sproporzionato rispetto al diritto tutelato</text:p>
            </text:list-item>
          </text:list>
        </text:list-item>
        <text:list-item>
          <text:p text:style-name="P13"><text:span text:style-name="T3">Opporsi in tutto od in parte</text:span>: </text:p>
          <text:list>
            <text:list-item>
              <text:p text:style-name="P13">per motivi legittimi,al trattamento dei dati personali che La riguardano, ancorch<text:span text:style-name="T4">è</text:span> pertinenti allo scopo della raccolta;</text:p>
            </text:list-item>
            <text:list-item>
              <text:p text:style-name="P13">al trattamento dei dati personali che La riguardano ai fini di analisi statistiche interne aziendali.</text:p>
            </text:list-item>
          </text:list>
        </text:list-item>
      </text:list>
      <text:p text:style-name="P4">Ove applicabili,ha altres<text:span text:style-name="T4">ì</text:span> i diritti di cui agli art 16-21 RGPD (Diritto di rettifica, diritto all'oblio, diritto di limitazione di trattamento, diritto alla portabilità <text:s/>dei dati, diritto di opposizione), nonch<text:span text:style-name="T4">è</text:span> il diritto di reclamo all'Autorità <text:s/>Garante.</text:p>
      <text:h text:style-name="P11" text:outline-level="3"><text:soft-page-break/>MODALITA' DI ESERCIZIO DEI DIRITTI</text:h>
      <text:p text:style-name="P4">Potrà <text:s/>in qualsiasi momento esercitare i suoi diritti scrivendo al Titolare del trattamento a mezzo raccomandata a {nome_studio} {responsabile_privacy_studio} {indirizzo_studio} - {cap_studio} - {localita_studio} ({provincia_studio})</text:p>
      <text:p text:style-name="P20"/>
      <text:h text:style-name="P9" text:outline-level="1">TITOLARE, RESPONSABILI, INCARICATII</text:h>
      <text:p text:style-name="P4">Titolare del trattamento dei dati <text:span text:style-name="T4">è</text:span> {responsabile_privacy_studio}, {nome_studio}, con sede in {indirizzo_studio} - {cap_studio} <text:span text:style-name="T11">{localita_studio}</text:span> ({provincia_studio}) e il <text:span text:style-name="Default_20_Paragraph_20_Font"><text:span text:style-name="T2">Responsabile del Trattamento</text:span></text:span> è <text:span text:style-name="T3">{responsabile_privacy_studio}</text:span> i Responsabili e gli incaricati sono dipendenti/collaboratori del Titolare. L'elenco completo dei responsabili e degli incaricati <text:span text:style-name="T6">è</text:span> custodito presso la sede del Titolare del trattamento.</text:p>
      <text:p text:style-name="P4">{nome_studio} - {localita_studio}</text:p>
      <text:p text:style-name="P4"/>
      <text:p text:style-name="P4"><text:s/>Per aggiornamenti: <text:span text:style-name="T10">{update_page_url}</text:span> </text:p>
      <text:p text:style-name="P4"><text:span text:style-name="Default_20_Paragraph_20_Fo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ormal" style:family="paragraph">
      <style:paragraph-properties fo:margin-left="0.018cm" fo:margin-right="12.141cm" fo:margin-top="0cm" fo:margin-bottom="0.005cm" style:contextual-spacing="false" fo:line-height="110%" fo:hyphenation-ladder-count="no-limit" fo:text-indent="-0.018cm" style:auto-text-indent="false">
        <style:tab-stops/>
      </style:paragraph-properties>
      <style:text-properties fo:color="#000000" loext:opacity="100%" style:font-name="Calibri" fo:font-family="Calibri" style:font-family-generic="swiss" style:font-pitch="variable" fo:font-size="9.5pt" style:font-name-asian="Calibri" style:font-family-asian="Calibri" style:font-family-generic-asian="swiss" style:font-pitch-asian="variable" style:font-size-asian="9.5pt" style:font-name-complex="Calibri" style:font-family-complex="Calibri" style:font-family-generic-complex="swiss" style:font-pitch-complex="variable"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next-style-name="Normal" style:default-outline-level="1" style:class="text">
      <style:paragraph-properties fo:margin-left="0.018cm" fo:margin-right="0cm" fo:margin-top="0cm" fo:margin-bottom="0.198cm" style:contextual-spacing="false" fo:keep-together="always" fo:hyphenation-ladder-count="no-limit" fo:text-indent="-0.018cm" style:auto-text-indent="false" fo:keep-with-next="always">
        <style:tab-stops/>
      </style:paragraph-properties>
      <style:text-properties fo:color="#000000" loext:opacity="100%" style:font-name="Calibri" fo:font-family="Calibri" style:font-family-generic="swiss" style:font-pitch="variable" fo:font-size="14.5pt" fo:font-weight="bold" style:font-name-asian="Calibri" style:font-family-asian="Calibri" style:font-family-generic-asian="swiss" style:font-pitch-asian="variable" style:font-size-asian="14.5pt" style:font-weight-asian="bold" style:font-name-complex="Calibri" style:font-family-complex="Calibri" style:font-family-generic-complex="swiss" style:font-pitch-complex="variable" fo:hyphenate="false" fo:hyphenation-remain-char-count="2" fo:hyphenation-push-char-count="2" loext:hyphenation-no-caps="false"/>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9.5pt" fo:font-style="normal" style:text-underline-style="none" fo:font-weight="normal" fo:background-color="transparent" style:font-name-asian="Calibri" style:font-family-asian="Calibri" style:font-family-generic-asian="swiss" style:font-pitch-asian="variable" style:font-size-asian="9.5pt" style:font-style-asian="normal" style:font-weight-asian="normal" style:font-name-complex="Calibri" style:font-family-complex="Calibri" style:font-family-generic-complex="swiss" style:font-pitch-complex="variable" style:font-size-complex="9.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9725a" officeooo:paragraph-rsid="0019725a"/>
    </style:style>
    <style:style style:name="MP2" style:family="paragraph" style:parent-style-name="Header">
      <style:paragraph-properties fo:text-align="end" style:justify-single-word="false"/>
      <style:text-properties officeooo:rsid="0019725a" officeooo:paragraph-rsid="001b557a"/>
    </style:style>
    <style:style style:name="MP3" style:family="paragraph" style:parent-style-name="Header">
      <style:paragraph-properties fo:text-align="end" style:justify-single-word="false"/>
      <style:text-properties officeooo:rsid="0019725a" officeooo:paragraph-rsid="0019725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header_logo}</text:p>
      </style:header>
      <style:footer>
        <text:p text:style-name="MP2">{nome_studio} Informativa privacy - <text:date style:data-style-name="N36" text:date-value="2024-06-07T09:33:27.446758984" text:fixed="true">07/06/2024</text:date><text:s/>– pag. <text:page-number text:select-page="current">4</text:page-number><text:s/>di <text:page-count>6</text:page-count></text:p>
      </style:footer>
    </style:master-page>
    <style:master-page style:name="MP0" style:page-layout-name="Mpm2" draw:style-name="Mdp1" style:next-style-name="Standard">
      <style:header>
        <text:p text:style-name="MP1">{header_logo}</text:p>
        <text:p text:style-name="MP1">{nome_studio}</text:p>
      </style:header>
      <style:footer>
        <text:p text:style-name="MP3">{nome_studio} Informativa privacy - <text:date style:data-style-name="N36" text:date-value="2024-06-07T09:33:27.446758984" text:fixed="true">07/06/2024</text:date><text:s/>– pag. <text:page-number text:select-page="current">1</text:page-number><text:s/>di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5T18:59:48.285236783</meta:creation-date>
    <dc:date>2024-06-07T09:52:42.192050027</dc:date>
    <meta:editing-duration>PT23H6M29S</meta:editing-duration>
    <meta:editing-cycles>4</meta:editing-cycles>
    <meta:generator>LibreOffice/7.3.7.2$Linux_X86_64 LibreOffice_project/30$Build-2</meta:generator>
    <meta:document-statistic meta:table-count="0" meta:image-count="0" meta:object-count="0" meta:page-count="6" meta:paragraph-count="79" meta:word-count="1351" meta:character-count="9703" meta:non-whitespace-character-count="8413"/>
  </office:meta>
</office:document-meta>
</file>